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  <style:font-face style:name="Arial1" svg:font-family="Arial1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style:vertical-align="middle" fo:wrap-option="wrap"/>
    </style:style>
    <style:style style:name="ce6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9" style:family="table-cell" style:parent-style-name="Default" style:data-style-name="N0">
      <style:table-cell-properties style:vertical-align="middle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o1" style:family="table-column">
      <style:table-column-properties fo:break-before="auto" style:column-width="8.46666666666667cm"/>
    </style:style>
    <style:style style:name="co2" style:family="table-column">
      <style:table-column-properties fo:break-before="auto" style:column-width="1.53458333333333cm"/>
    </style:style>
    <style:style style:name="co3" style:family="table-column">
      <style:table-column-properties fo:break-before="auto" style:column-width="5.5562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2" table:default-cell-style-name="ce2"/>
        <table:table-column table:style-name="co4" table:number-columns-repeated="15359" table:default-cell-style-name="ce1"/>
        <table:table-row table:style-name="ro1">
          <table:table-cell office:value-type="string" table:style-name="ce6">
            <text:p>CARRERA</text:p>
          </table:table-cell>
          <table:table-cell office:value-type="string" table:style-name="ce6">
            <text:p>CÓDIGO</text:p>
          </table:table-cell>
          <table:table-cell office:value-type="string" table:style-name="ce6">
            <text:p>AGRUPAMIENTO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ELECTRÓNICA</text:p>
          </table:table-cell>
          <table:table-cell office:value-type="float" office:value="55000" table:style-name="ce8">
            <text:p>55000</text:p>
          </table:table-cell>
          <table:table-cell office:value-type="string" table:style-name="ce7">
            <text:p>ELECTRÓNICA/ÓPTICA/OTROS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ÓPTICA</text:p>
          </table:table-cell>
          <table:table-cell office:value-type="float" office:value="55000" table:style-name="ce8">
            <text:p>55000</text:p>
          </table:table-cell>
          <table:table-cell office:value-type="string" table:style-name="ce7">
            <text:p>ELECTRÓNICA/ÓPTICA/OTROS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OTROS</text:p>
          </table:table-cell>
          <table:table-cell office:value-type="float" office:value="55000" table:style-name="ce8">
            <text:p>55000</text:p>
          </table:table-cell>
          <table:table-cell office:value-type="string" table:style-name="ce7">
            <text:p>ELECTRÓNICA/ÓPTICA/OTROS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CIENCIAS DE LA EDUCACIÓN</text:p>
          </table:table-cell>
          <table:table-cell office:value-type="float" office:value="55114" table:style-name="ce8">
            <text:p>55114</text:p>
          </table:table-cell>
          <table:table-cell office:value-type="string" table:style-name="ce7">
            <text:p>EDUCACIÓN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EDUCACIÓN FÍSICA</text:p>
          </table:table-cell>
          <table:table-cell office:value-type="float" office:value="55114" table:style-name="ce8">
            <text:p>55114</text:p>
          </table:table-cell>
          <table:table-cell office:value-type="string" table:style-name="ce7">
            <text:p>EDUCACIÓN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EDUCACIÓN INICIAL</text:p>
          </table:table-cell>
          <table:table-cell office:value-type="float" office:value="55114" table:style-name="ce8">
            <text:p>55114</text:p>
          </table:table-cell>
          <table:table-cell office:value-type="string" table:style-name="ce7">
            <text:p>EDUCACIÓN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BELLAS ARTES</text:p>
          </table:table-cell>
          <table:table-cell office:value-type="float" office:value="55121" table:style-name="ce8">
            <text:p>55121</text:p>
          </table:table-cell>
          <table:table-cell office:value-type="string" table:style-name="ce9">
            <text:p>ARTE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DIBUJO TÉCNICO</text:p>
          </table:table-cell>
          <table:table-cell office:value-type="float" office:value="55121" table:style-name="ce8">
            <text:p>55121</text:p>
          </table:table-cell>
          <table:table-cell office:value-type="string" table:style-name="ce9">
            <text:p>ARTE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DISEÑO</text:p>
          </table:table-cell>
          <table:table-cell office:value-type="float" office:value="55121" table:style-name="ce8">
            <text:p>55121</text:p>
          </table:table-cell>
          <table:table-cell office:value-type="string" table:style-name="ce9">
            <text:p>ARTE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MÚSICA</text:p>
          </table:table-cell>
          <table:table-cell office:value-type="float" office:value="55121" table:style-name="ce8">
            <text:p>55121</text:p>
          </table:table-cell>
          <table:table-cell office:value-type="string" table:style-name="ce9">
            <text:p>ARTE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PUBLICIDAD</text:p>
          </table:table-cell>
          <table:table-cell office:value-type="float" office:value="55121" table:style-name="ce8">
            <text:p>55121</text:p>
          </table:table-cell>
          <table:table-cell office:value-type="string" table:style-name="ce9">
            <text:p>ARTE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HUMANIDADES</text:p>
          </table:table-cell>
          <table:table-cell office:value-type="float" office:value="55122" table:style-name="ce8">
            <text:p>55122</text:p>
          </table:table-cell>
          <table:table-cell office:value-type="string" table:style-name="ce9">
            <text:p>HUMANIDADES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LIC. FILOSOFÍA</text:p>
          </table:table-cell>
          <table:table-cell office:value-type="float" office:value="55122" table:style-name="ce8">
            <text:p>55122</text:p>
          </table:table-cell>
          <table:table-cell office:value-type="string" table:style-name="ce9">
            <text:p>HUMANIDADES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LIC. GEOGRAFÍA</text:p>
          </table:table-cell>
          <table:table-cell office:value-type="float" office:value="55122" table:style-name="ce8">
            <text:p>55122</text:p>
          </table:table-cell>
          <table:table-cell office:value-type="string" table:style-name="ce9">
            <text:p>HUMANIDADES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LIC. HISTORIA</text:p>
          </table:table-cell>
          <table:table-cell office:value-type="float" office:value="55122" table:style-name="ce8">
            <text:p>55122</text:p>
          </table:table-cell>
          <table:table-cell office:value-type="string" table:style-name="ce9">
            <text:p>HUMANIDADES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LIC. LETRAS</text:p>
          </table:table-cell>
          <table:table-cell office:value-type="float" office:value="55122" table:style-name="ce8">
            <text:p>55122</text:p>
          </table:table-cell>
          <table:table-cell office:value-type="string" table:style-name="ce9">
            <text:p>HUMANIDADES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LIC. LINGÜÍSTICA</text:p>
          </table:table-cell>
          <table:table-cell office:value-type="float" office:value="55122" table:style-name="ce8">
            <text:p>55122</text:p>
          </table:table-cell>
          <table:table-cell office:value-type="string" table:style-name="ce9">
            <text:p>HUMANIDADES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TEOLOGÍA</text:p>
          </table:table-cell>
          <table:table-cell office:value-type="float" office:value="55122" table:style-name="ce8">
            <text:p>55122</text:p>
          </table:table-cell>
          <table:table-cell office:value-type="string" table:style-name="ce9">
            <text:p>HUMANIDADES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TRADUCTOR ADO</text:p>
          </table:table-cell>
          <table:table-cell office:value-type="float" office:value="55122" table:style-name="ce8">
            <text:p>55122</text:p>
          </table:table-cell>
          <table:table-cell office:value-type="string" table:style-name="ce9">
            <text:p>HUMANIDADES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CIENCIAS DE LA COMUNICACIÓN</text:p>
          </table:table-cell>
          <table:table-cell office:value-type="float" office:value="55131" table:style-name="ce8">
            <text:p>55131</text:p>
          </table:table-cell>
          <table:table-cell office:value-type="string" table:style-name="ce9">
            <text:p>CIENCIAS HUMANAS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CIENCIAS POLÍTICAS</text:p>
          </table:table-cell>
          <table:table-cell office:value-type="float" office:value="55131" table:style-name="ce8">
            <text:p>55131</text:p>
          </table:table-cell>
          <table:table-cell office:value-type="string" table:style-name="ce9">
            <text:p>CIENCIAS HUMANAS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CIENCIAS SOCIALES</text:p>
          </table:table-cell>
          <table:table-cell office:value-type="float" office:value="55131" table:style-name="ce8">
            <text:p>55131</text:p>
          </table:table-cell>
          <table:table-cell office:value-type="string" table:style-name="ce9">
            <text:p>CIENCIAS HUMANAS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ECONOMÍA</text:p>
          </table:table-cell>
          <table:table-cell office:value-type="float" office:value="55131" table:style-name="ce8">
            <text:p>55131</text:p>
          </table:table-cell>
          <table:table-cell office:value-type="string" table:style-name="ce9">
            <text:p>CIENCIAS HUMANAS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PSICOLOGÍA</text:p>
          </table:table-cell>
          <table:table-cell office:value-type="float" office:value="55131" table:style-name="ce8">
            <text:p>55131</text:p>
          </table:table-cell>
          <table:table-cell office:value-type="string" table:style-name="ce9">
            <text:p>CIENCIAS HUMANAS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RELACIONES PUBLICAS</text:p>
          </table:table-cell>
          <table:table-cell office:value-type="float" office:value="55131" table:style-name="ce8">
            <text:p>55131</text:p>
          </table:table-cell>
          <table:table-cell office:value-type="string" table:style-name="ce9">
            <text:p>CIENCIAS HUMANAS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SOCIOLOGÍA</text:p>
          </table:table-cell>
          <table:table-cell office:value-type="float" office:value="55131" table:style-name="ce8">
            <text:p>55131</text:p>
          </table:table-cell>
          <table:table-cell office:value-type="string" table:style-name="ce9">
            <text:p>CIENCIAS HUMANAS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BIBLIOTECOLOGÍA</text:p>
          </table:table-cell>
          <table:table-cell office:value-type="float" office:value="55132" table:style-name="ce8">
            <text:p>55132</text:p>
          </table:table-cell>
          <table:table-cell office:value-type="string" table:style-name="ce9">
            <text:p>COMUNICACIÓN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COMUNICACIÓN SOCIAL</text:p>
          </table:table-cell>
          <table:table-cell office:value-type="float" office:value="55132" table:style-name="ce8">
            <text:p>55132</text:p>
          </table:table-cell>
          <table:table-cell office:value-type="string" table:style-name="ce9">
            <text:p>COMUNICACIÓN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DISEÑO DE COMUNICACIÓN SOCIAL</text:p>
          </table:table-cell>
          <table:table-cell office:value-type="float" office:value="55132" table:style-name="ce8">
            <text:p>55132</text:p>
          </table:table-cell>
          <table:table-cell office:value-type="string" table:style-name="ce9">
            <text:p>COMUNICACIÓN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PERIODISMO</text:p>
          </table:table-cell>
          <table:table-cell office:value-type="float" office:value="55132" table:style-name="ce8">
            <text:p>55132</text:p>
          </table:table-cell>
          <table:table-cell office:value-type="string" table:style-name="ce9">
            <text:p>COMUNICACIÓN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ADMINISTRACIÓN</text:p>
          </table:table-cell>
          <table:table-cell office:value-type="float" office:value="55134" table:style-name="ce8">
            <text:p>55134</text:p>
          </table:table-cell>
          <table:table-cell office:value-type="string" table:style-name="ce9">
            <text:p>ADMINISTRACIÓN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ADMINISTRACIÓN SALUD</text:p>
          </table:table-cell>
          <table:table-cell office:value-type="float" office:value="55134" table:style-name="ce8">
            <text:p>55134</text:p>
          </table:table-cell>
          <table:table-cell office:value-type="string" table:style-name="ce9">
            <text:p>ADMINISTRACIÓN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ADMINISTRACIÓN TURISMO</text:p>
          </table:table-cell>
          <table:table-cell office:value-type="float" office:value="55134" table:style-name="ce8">
            <text:p>55134</text:p>
          </table:table-cell>
          <table:table-cell office:value-type="string" table:style-name="ce9">
            <text:p>ADMINISTRACIÓN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CIENCIAS ECONÓMICAS</text:p>
          </table:table-cell>
          <table:table-cell office:value-type="float" office:value="55134" table:style-name="ce8">
            <text:p>55134</text:p>
          </table:table-cell>
          <table:table-cell office:value-type="string" table:style-name="ce9">
            <text:p>ADMINISTRACIÓN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CIENCIAS EMPRESARIALES</text:p>
          </table:table-cell>
          <table:table-cell office:value-type="float" office:value="55134" table:style-name="ce8">
            <text:p>55134</text:p>
          </table:table-cell>
          <table:table-cell office:value-type="string" table:style-name="ce9">
            <text:p>ADMINISTRACIÓN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COMERCIO EXTERIOR</text:p>
          </table:table-cell>
          <table:table-cell office:value-type="float" office:value="55134" table:style-name="ce8">
            <text:p>55134</text:p>
          </table:table-cell>
          <table:table-cell office:value-type="string" table:style-name="ce9">
            <text:p>ADMINISTRACIÓN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CONTABILIDAD</text:p>
          </table:table-cell>
          <table:table-cell office:value-type="float" office:value="55134" table:style-name="ce8">
            <text:p>55134</text:p>
          </table:table-cell>
          <table:table-cell office:value-type="string" table:style-name="ce9">
            <text:p>ADMINISTRACIÓN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CONTADOR</text:p>
          </table:table-cell>
          <table:table-cell office:value-type="float" office:value="55134" table:style-name="ce8">
            <text:p>55134</text:p>
          </table:table-cell>
          <table:table-cell office:value-type="string" table:style-name="ce9">
            <text:p>ADMINISTRACIÓN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DIRECCIÓN DE EMPRESAS</text:p>
          </table:table-cell>
          <table:table-cell office:value-type="float" office:value="55134" table:style-name="ce8">
            <text:p>55134</text:p>
          </table:table-cell>
          <table:table-cell office:value-type="string" table:style-name="ce9">
            <text:p>ADMINISTRACIÓN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FINANZAS</text:p>
          </table:table-cell>
          <table:table-cell office:value-type="float" office:value="55134" table:style-name="ce8">
            <text:p>55134</text:p>
          </table:table-cell>
          <table:table-cell office:value-type="string" table:style-name="ce9">
            <text:p>ADMINISTRACIÓN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GERENCIA</text:p>
          </table:table-cell>
          <table:table-cell office:value-type="float" office:value="55134" table:style-name="ce8">
            <text:p>55134</text:p>
          </table:table-cell>
          <table:table-cell office:value-type="string" table:style-name="ce9">
            <text:p>ADMINISTRACIÓN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GESTIÓN AGROPECUARIA</text:p>
          </table:table-cell>
          <table:table-cell office:value-type="float" office:value="55134" table:style-name="ce8">
            <text:p>55134</text:p>
          </table:table-cell>
          <table:table-cell office:value-type="string" table:style-name="ce9">
            <text:p>ADMINISTRACIÓN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GESTIÓN CULTURAL</text:p>
          </table:table-cell>
          <table:table-cell office:value-type="float" office:value="55134" table:style-name="ce8">
            <text:p>55134</text:p>
          </table:table-cell>
          <table:table-cell office:value-type="string" table:style-name="ce9">
            <text:p>ADMINISTRACIÓN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GESTIÓN UNIVERSITARIA</text:p>
          </table:table-cell>
          <table:table-cell office:value-type="float" office:value="55134" table:style-name="ce8">
            <text:p>55134</text:p>
          </table:table-cell>
          <table:table-cell office:value-type="string" table:style-name="ce9">
            <text:p>ADMINISTRACIÓN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LIC. NEGOCIOS</text:p>
          </table:table-cell>
          <table:table-cell office:value-type="float" office:value="55134" table:style-name="ce8">
            <text:p>55134</text:p>
          </table:table-cell>
          <table:table-cell office:value-type="string" table:style-name="ce9">
            <text:p>ADMINISTRACIÓN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RECURSOS HUMANOS</text:p>
          </table:table-cell>
          <table:table-cell office:value-type="float" office:value="55134" table:style-name="ce8">
            <text:p>55134</text:p>
          </table:table-cell>
          <table:table-cell office:value-type="string" table:style-name="ce9">
            <text:p>ADMINISTRACIÓN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RELACIONES LABORALES</text:p>
          </table:table-cell>
          <table:table-cell office:value-type="float" office:value="55134" table:style-name="ce8">
            <text:p>55134</text:p>
          </table:table-cell>
          <table:table-cell office:value-type="string" table:style-name="ce9">
            <text:p>ADMINISTRACIÓN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ABOGACÍA</text:p>
          </table:table-cell>
          <table:table-cell office:value-type="float" office:value="55138" table:style-name="ce8">
            <text:p>55138</text:p>
          </table:table-cell>
          <table:table-cell office:value-type="string" table:style-name="ce9">
            <text:p>ABOGACÍA Y NOTARIADO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ABOGACÍA Y NOTARIADO</text:p>
          </table:table-cell>
          <table:table-cell office:value-type="float" office:value="55138" table:style-name="ce8">
            <text:p>55138</text:p>
          </table:table-cell>
          <table:table-cell office:value-type="string" table:style-name="ce9">
            <text:p>ABOGACÍA Y NOTARIADO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NOTARIADO</text:p>
          </table:table-cell>
          <table:table-cell office:value-type="float" office:value="55138" table:style-name="ce8">
            <text:p>55138</text:p>
          </table:table-cell>
          <table:table-cell office:value-type="string" table:style-name="ce9">
            <text:p>ABOGACÍA Y NOTARIADO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RELACIONES INTERNACIONALES</text:p>
          </table:table-cell>
          <table:table-cell office:value-type="float" office:value="55138" table:style-name="ce8">
            <text:p>55138</text:p>
          </table:table-cell>
          <table:table-cell office:value-type="string" table:style-name="ce9">
            <text:p>ABOGACÍA Y NOTARIADO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ANTROPOLOGÍA</text:p>
          </table:table-cell>
          <table:table-cell office:value-type="float" office:value="55142" table:style-name="ce8">
            <text:p>55142</text:p>
          </table:table-cell>
          <table:table-cell office:value-type="string" table:style-name="ce9">
            <text:p>ANTROPOLOGÍ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ARQUEOLOGÍA</text:p>
          </table:table-cell>
          <table:table-cell office:value-type="float" office:value="55142" table:style-name="ce8">
            <text:p>55142</text:p>
          </table:table-cell>
          <table:table-cell office:value-type="string" table:style-name="ce9">
            <text:p>ANTROPOLOGÍ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ASTRONOMÍA - ASTROFÍSICA</text:p>
          </table:table-cell>
          <table:table-cell office:value-type="float" office:value="55144" table:style-name="ce8">
            <text:p>55144</text:p>
          </table:table-cell>
          <table:table-cell office:value-type="string" table:style-name="ce9">
            <text:p>CIENCIAS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BIOLOGÍA HUMANA</text:p>
          </table:table-cell>
          <table:table-cell office:value-type="float" office:value="55144" table:style-name="ce8">
            <text:p>55144</text:p>
          </table:table-cell>
          <table:table-cell office:value-type="string" table:style-name="ce9">
            <text:p>CIENCIAS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BIOLOGÍA MARINA</text:p>
          </table:table-cell>
          <table:table-cell office:value-type="float" office:value="55144" table:style-name="ce8">
            <text:p>55144</text:p>
          </table:table-cell>
          <table:table-cell office:value-type="string" table:style-name="ce9">
            <text:p>CIENCIAS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BIOQUÍMICA</text:p>
          </table:table-cell>
          <table:table-cell office:value-type="float" office:value="55144" table:style-name="ce8">
            <text:p>55144</text:p>
          </table:table-cell>
          <table:table-cell office:value-type="string" table:style-name="ce9">
            <text:p>CIENCIAS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BIOTECNOLOGÍA</text:p>
          </table:table-cell>
          <table:table-cell office:value-type="float" office:value="55144" table:style-name="ce8">
            <text:p>55144</text:p>
          </table:table-cell>
          <table:table-cell office:value-type="string" table:style-name="ce9">
            <text:p>CIENCIAS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CIENCIAS</text:p>
          </table:table-cell>
          <table:table-cell office:value-type="float" office:value="55144" table:style-name="ce8">
            <text:p>55144</text:p>
          </table:table-cell>
          <table:table-cell office:value-type="string" table:style-name="ce9">
            <text:p>CIENCIAS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CIENCIAS BIOLÓGICAS</text:p>
          </table:table-cell>
          <table:table-cell office:value-type="float" office:value="55144" table:style-name="ce8">
            <text:p>55144</text:p>
          </table:table-cell>
          <table:table-cell office:value-type="string" table:style-name="ce9">
            <text:p>CIENCIAS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GENÉTICA</text:p>
          </table:table-cell>
          <table:table-cell office:value-type="float" office:value="55144" table:style-name="ce8">
            <text:p>55144</text:p>
          </table:table-cell>
          <table:table-cell office:value-type="string" table:style-name="ce9">
            <text:p>CIENCIAS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GEOLOGÍA</text:p>
          </table:table-cell>
          <table:table-cell office:value-type="float" office:value="55144" table:style-name="ce8">
            <text:p>55144</text:p>
          </table:table-cell>
          <table:table-cell office:value-type="string" table:style-name="ce9">
            <text:p>CIENCIAS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GESTIÓN AMBIENTAL Y RECURSOS NATURALES</text:p>
          </table:table-cell>
          <table:table-cell office:value-type="float" office:value="55144" table:style-name="ce8">
            <text:p>55144</text:p>
          </table:table-cell>
          <table:table-cell office:value-type="string" table:style-name="ce9">
            <text:p>CIENCIAS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LIC. FÍSICA</text:p>
          </table:table-cell>
          <table:table-cell office:value-type="float" office:value="55144" table:style-name="ce8">
            <text:p>55144</text:p>
          </table:table-cell>
          <table:table-cell office:value-type="string" table:style-name="ce9">
            <text:p>CIENCIAS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METEOROLOGÍA - CS DE LA ATMOSFERA</text:p>
          </table:table-cell>
          <table:table-cell office:value-type="float" office:value="55144" table:style-name="ce8">
            <text:p>55144</text:p>
          </table:table-cell>
          <table:table-cell office:value-type="string" table:style-name="ce9">
            <text:p>CIENCIAS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OCEANOGRAFÍA</text:p>
          </table:table-cell>
          <table:table-cell office:value-type="float" office:value="55144" table:style-name="ce8">
            <text:p>55144</text:p>
          </table:table-cell>
          <table:table-cell office:value-type="string" table:style-name="ce9">
            <text:p>CIENCIAS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QUÍMICA</text:p>
          </table:table-cell>
          <table:table-cell office:value-type="float" office:value="55144" table:style-name="ce8">
            <text:p>55144</text:p>
          </table:table-cell>
          <table:table-cell office:value-type="string" table:style-name="ce9">
            <text:p>CIENCIAS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QUÍMICA FARMACÉUTICA</text:p>
          </table:table-cell>
          <table:table-cell office:value-type="float" office:value="55144" table:style-name="ce8">
            <text:p>55144</text:p>
          </table:table-cell>
          <table:table-cell office:value-type="string" table:style-name="ce9">
            <text:p>CIENCIAS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ESTADÍSTICA</text:p>
          </table:table-cell>
          <table:table-cell office:value-type="float" office:value="55146" table:style-name="ce8">
            <text:p>55146</text:p>
          </table:table-cell>
          <table:table-cell office:value-type="string" table:style-name="ce7">
            <text:p>ESTADÍSTICA/LIC. MATEMÁTIC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LIC. MATEMÁTICA</text:p>
          </table:table-cell>
          <table:table-cell office:value-type="float" office:value="55146" table:style-name="ce8">
            <text:p>55146</text:p>
          </table:table-cell>
          <table:table-cell office:value-type="string" table:style-name="ce7">
            <text:p>ESTADÍSTICA/LIC. MATEMÁTIC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INGENIERÍA</text:p>
          </table:table-cell>
          <table:table-cell office:value-type="float" office:value="55152" table:style-name="ce8">
            <text:p>55152</text:p>
          </table:table-cell>
          <table:table-cell office:value-type="string" table:style-name="ce9">
            <text:p>INGENIERÍ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INGENIERÍA CIVIL</text:p>
          </table:table-cell>
          <table:table-cell office:value-type="float" office:value="55152" table:style-name="ce8">
            <text:p>55152</text:p>
          </table:table-cell>
          <table:table-cell office:value-type="string" table:style-name="ce9">
            <text:p>INGENIERÍ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INGENIERÍA ELÉCTRICA</text:p>
          </table:table-cell>
          <table:table-cell office:value-type="float" office:value="55152" table:style-name="ce8">
            <text:p>55152</text:p>
          </table:table-cell>
          <table:table-cell office:value-type="string" table:style-name="ce9">
            <text:p>INGENIERÍ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INGENIERÍA EN ALIMENTOS</text:p>
          </table:table-cell>
          <table:table-cell office:value-type="float" office:value="55152" table:style-name="ce8">
            <text:p>55152</text:p>
          </table:table-cell>
          <table:table-cell office:value-type="string" table:style-name="ce9">
            <text:p>INGENIERÍ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INGENIERÍA EN TELECOMUNICACIONES</text:p>
          </table:table-cell>
          <table:table-cell office:value-type="float" office:value="55152" table:style-name="ce8">
            <text:p>55152</text:p>
          </table:table-cell>
          <table:table-cell office:value-type="string" table:style-name="ce9">
            <text:p>INGENIERÍ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INGENIERÍA INDUSTRIAL MECÁNICA</text:p>
          </table:table-cell>
          <table:table-cell office:value-type="float" office:value="55152" table:style-name="ce8">
            <text:p>55152</text:p>
          </table:table-cell>
          <table:table-cell office:value-type="string" table:style-name="ce9">
            <text:p>INGENIERÍ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INGENIERÍA NAVAL O AERONÁUTICA</text:p>
          </table:table-cell>
          <table:table-cell office:value-type="float" office:value="55152" table:style-name="ce8">
            <text:p>55152</text:p>
          </table:table-cell>
          <table:table-cell office:value-type="string" table:style-name="ce9">
            <text:p>INGENIERÍ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INGENIERÍA QUÍMICA</text:p>
          </table:table-cell>
          <table:table-cell office:value-type="float" office:value="55152" table:style-name="ce8">
            <text:p>55152</text:p>
          </table:table-cell>
          <table:table-cell office:value-type="string" table:style-name="ce9">
            <text:p>INGENIERÍ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INGENIERO AGRIMENSOR</text:p>
          </table:table-cell>
          <table:table-cell office:value-type="float" office:value="55152" table:style-name="ce8">
            <text:p>55152</text:p>
          </table:table-cell>
          <table:table-cell office:value-type="string" table:style-name="ce9">
            <text:p>INGENIERÍ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DISEÑO TEXTIL - INDUMENTARIA</text:p>
          </table:table-cell>
          <table:table-cell office:value-type="float" office:value="55154" table:style-name="ce8">
            <text:p>55154</text:p>
          </table:table-cell>
          <table:table-cell office:value-type="string" table:style-name="ce7">
            <text:p>DISEÑO TEXTIL - INDUMENTARI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ARQUITECTURA</text:p>
          </table:table-cell>
          <table:table-cell office:value-type="float" office:value="55158" table:style-name="ce8">
            <text:p>55158</text:p>
          </table:table-cell>
          <table:table-cell office:value-type="string" table:style-name="ce9">
            <text:p>ARQUITECTUR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CONSTRUCCIÓN</text:p>
          </table:table-cell>
          <table:table-cell office:value-type="float" office:value="55158" table:style-name="ce8">
            <text:p>55158</text:p>
          </table:table-cell>
          <table:table-cell office:value-type="string" table:style-name="ce9">
            <text:p>ARQUITECTUR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DISEÑO INTERIORES - PAISAJES</text:p>
          </table:table-cell>
          <table:table-cell office:value-type="float" office:value="55158" table:style-name="ce8">
            <text:p>55158</text:p>
          </table:table-cell>
          <table:table-cell office:value-type="string" table:style-name="ce9">
            <text:p>ARQUITECTUR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AGRONOMÍA</text:p>
          </table:table-cell>
          <table:table-cell office:value-type="float" office:value="55162" table:style-name="ce8">
            <text:p>55162</text:p>
          </table:table-cell>
          <table:table-cell office:value-type="string" table:style-name="ce9">
            <text:p>AGRONOMÍ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ENOLOGÍA</text:p>
          </table:table-cell>
          <table:table-cell office:value-type="float" office:value="55162" table:style-name="ce8">
            <text:p>55162</text:p>
          </table:table-cell>
          <table:table-cell office:value-type="string" table:style-name="ce9">
            <text:p>AGRONOMÍ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PERITO AGRÓNOMO</text:p>
          </table:table-cell>
          <table:table-cell office:value-type="float" office:value="55162" table:style-name="ce8">
            <text:p>55162</text:p>
          </table:table-cell>
          <table:table-cell office:value-type="string" table:style-name="ce9">
            <text:p>AGRONOMÍ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VETERINARIA</text:p>
          </table:table-cell>
          <table:table-cell office:value-type="float" office:value="55164" table:style-name="ce8">
            <text:p>55164</text:p>
          </table:table-cell>
          <table:table-cell office:value-type="string" table:style-name="ce7">
            <text:p>VETERINARI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ANATOMÍA PATOLÓGICA</text:p>
          </table:table-cell>
          <table:table-cell office:value-type="float" office:value="55172" table:style-name="ce8">
            <text:p>55172</text:p>
          </table:table-cell>
          <table:table-cell office:value-type="string" table:style-name="ce9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ASISTENTE ODONTOLOGÍA</text:p>
          </table:table-cell>
          <table:table-cell office:value-type="float" office:value="55172" table:style-name="ce8">
            <text:p>55172</text:p>
          </table:table-cell>
          <table:table-cell office:value-type="string" table:style-name="ce9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COSMETOLOGÍA MEDICA</text:p>
          </table:table-cell>
          <table:table-cell office:value-type="float" office:value="55172" table:style-name="ce8">
            <text:p>55172</text:p>
          </table:table-cell>
          <table:table-cell office:value-type="string" table:style-name="ce9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ENFERMERÍA</text:p>
          </table:table-cell>
          <table:table-cell office:value-type="float" office:value="55172" table:style-name="ce8">
            <text:p>55172</text:p>
          </table:table-cell>
          <table:table-cell office:value-type="string" table:style-name="ce9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FONOAUDIOLOGÍA</text:p>
          </table:table-cell>
          <table:table-cell office:value-type="float" office:value="55172" table:style-name="ce8">
            <text:p>55172</text:p>
          </table:table-cell>
          <table:table-cell office:value-type="string" table:style-name="ce9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HEMOTERAPIA</text:p>
          </table:table-cell>
          <table:table-cell office:value-type="float" office:value="55172" table:style-name="ce8">
            <text:p>55172</text:p>
          </table:table-cell>
          <table:table-cell office:value-type="string" table:style-name="ce9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INSTRUMENTACIÓN QUIRÚRGICA</text:p>
          </table:table-cell>
          <table:table-cell office:value-type="float" office:value="55172" table:style-name="ce8">
            <text:p>55172</text:p>
          </table:table-cell>
          <table:table-cell office:value-type="string" table:style-name="ce9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LABORATORIO CLINICO</text:p>
          </table:table-cell>
          <table:table-cell office:value-type="float" office:value="55172" table:style-name="ce8">
            <text:p>55172</text:p>
          </table:table-cell>
          <table:table-cell office:value-type="string" table:style-name="ce9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LIC. ENFERMERÍA</text:p>
          </table:table-cell>
          <table:table-cell office:value-type="float" office:value="55172" table:style-name="ce8">
            <text:p>55172</text:p>
          </table:table-cell>
          <table:table-cell office:value-type="string" table:style-name="ce9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LIC. FISIOTERAPIA</text:p>
          </table:table-cell>
          <table:table-cell office:value-type="float" office:value="55172" table:style-name="ce8">
            <text:p>55172</text:p>
          </table:table-cell>
          <table:table-cell office:value-type="string" table:style-name="ce9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LIC. IMAGENOLOGIA</text:p>
          </table:table-cell>
          <table:table-cell office:value-type="float" office:value="55172" table:style-name="ce8">
            <text:p>55172</text:p>
          </table:table-cell>
          <table:table-cell office:value-type="string" table:style-name="ce9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LIC. NUTRICION</text:p>
          </table:table-cell>
          <table:table-cell office:value-type="float" office:value="55172" table:style-name="ce8">
            <text:p>55172</text:p>
          </table:table-cell>
          <table:table-cell office:value-type="string" table:style-name="ce9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LIC. OBSTETRICIA</text:p>
          </table:table-cell>
          <table:table-cell office:value-type="float" office:value="55172" table:style-name="ce8">
            <text:p>55172</text:p>
          </table:table-cell>
          <table:table-cell office:value-type="string" table:style-name="ce9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LIC. OFTALMOLOGIA</text:p>
          </table:table-cell>
          <table:table-cell office:value-type="float" office:value="55172" table:style-name="ce8">
            <text:p>55172</text:p>
          </table:table-cell>
          <table:table-cell office:value-type="string" table:style-name="ce9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LIC. PSICOMOTRICIDAD</text:p>
          </table:table-cell>
          <table:table-cell office:value-type="float" office:value="55172" table:style-name="ce8">
            <text:p>55172</text:p>
          </table:table-cell>
          <table:table-cell office:value-type="string" table:style-name="ce9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LIC. PSICOPEDAGOGIA</text:p>
          </table:table-cell>
          <table:table-cell office:value-type="float" office:value="55172" table:style-name="ce8">
            <text:p>55172</text:p>
          </table:table-cell>
          <table:table-cell office:value-type="string" table:style-name="ce9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MEDICINA</text:p>
          </table:table-cell>
          <table:table-cell office:value-type="float" office:value="55172" table:style-name="ce8">
            <text:p>55172</text:p>
          </table:table-cell>
          <table:table-cell office:value-type="string" table:style-name="ce9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NEUMOCARDIOLOGIA</text:p>
          </table:table-cell>
          <table:table-cell office:value-type="float" office:value="55172" table:style-name="ce8">
            <text:p>55172</text:p>
          </table:table-cell>
          <table:table-cell office:value-type="string" table:style-name="ce9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NEUROFISIOLOGIA CLINICA</text:p>
          </table:table-cell>
          <table:table-cell office:value-type="float" office:value="55172" table:style-name="ce8">
            <text:p>55172</text:p>
          </table:table-cell>
          <table:table-cell office:value-type="string" table:style-name="ce9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ODONTOLOGÍA</text:p>
          </table:table-cell>
          <table:table-cell office:value-type="float" office:value="55172" table:style-name="ce8">
            <text:p>55172</text:p>
          </table:table-cell>
          <table:table-cell office:value-type="string" table:style-name="ce9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PODOLOGIA MEDICA</text:p>
          </table:table-cell>
          <table:table-cell office:value-type="float" office:value="55172" table:style-name="ce8">
            <text:p>55172</text:p>
          </table:table-cell>
          <table:table-cell office:value-type="string" table:style-name="ce9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RADIOISOTOPOS</text:p>
          </table:table-cell>
          <table:table-cell office:value-type="float" office:value="55172" table:style-name="ce8">
            <text:p>55172</text:p>
          </table:table-cell>
          <table:table-cell office:value-type="string" table:style-name="ce9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RADIOLOGIA</text:p>
          </table:table-cell>
          <table:table-cell office:value-type="float" office:value="55172" table:style-name="ce8">
            <text:p>55172</text:p>
          </table:table-cell>
          <table:table-cell office:value-type="string" table:style-name="ce9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REGISTROS MEDICOS</text:p>
          </table:table-cell>
          <table:table-cell office:value-type="float" office:value="55172" table:style-name="ce8">
            <text:p>55172</text:p>
          </table:table-cell>
          <table:table-cell office:value-type="string" table:style-name="ce9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SALUD</text:p>
          </table:table-cell>
          <table:table-cell office:value-type="float" office:value="55172" table:style-name="ce8">
            <text:p>55172</text:p>
          </table:table-cell>
          <table:table-cell office:value-type="string" table:style-name="ce9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SALUD OCUPACIONAL</text:p>
          </table:table-cell>
          <table:table-cell office:value-type="float" office:value="55172" table:style-name="ce8">
            <text:p>55172</text:p>
          </table:table-cell>
          <table:table-cell office:value-type="string" table:style-name="ce9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TECNOLOGIA MEDICA</text:p>
          </table:table-cell>
          <table:table-cell office:value-type="float" office:value="55172" table:style-name="ce8">
            <text:p>55172</text:p>
          </table:table-cell>
          <table:table-cell office:value-type="string" table:style-name="ce9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TRABAJO SOCIAL</text:p>
          </table:table-cell>
          <table:table-cell office:value-type="float" office:value="55176" table:style-name="ce8">
            <text:p>55176</text:p>
          </table:table-cell>
          <table:table-cell office:value-type="string" table:style-name="ce9">
            <text:p>TRABAJO SOCIAL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TURISMO Y HOTELERIA</text:p>
          </table:table-cell>
          <table:table-cell office:value-type="float" office:value="55181" table:style-name="ce8">
            <text:p>55181</text:p>
          </table:table-cell>
          <table:table-cell office:value-type="string" table:style-name="ce9">
            <text:p>TURISMO Y HOTELERI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LIC. DESARROLLO</text:p>
          </table:table-cell>
          <table:table-cell office:value-type="float" office:value="55186" table:style-name="ce8">
            <text:p>55186</text:p>
          </table:table-cell>
          <table:table-cell office:value-type="string" table:style-name="ce9">
            <text:p>SEGURIDAD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LIC. ESTUDIOS MILITARES</text:p>
          </table:table-cell>
          <table:table-cell office:value-type="float" office:value="55186" table:style-name="ce8">
            <text:p>55186</text:p>
          </table:table-cell>
          <table:table-cell office:value-type="string" table:style-name="ce9">
            <text:p>SEGURIDAD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SEGURIDAD PUBLICA</text:p>
          </table:table-cell>
          <table:table-cell office:value-type="float" office:value="55186" table:style-name="ce8">
            <text:p>55186</text:p>
          </table:table-cell>
          <table:table-cell office:value-type="string" table:style-name="ce9">
            <text:p>SEGURIDAD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DISEÑO INDUSTRIAL</text:p>
          </table:table-cell>
          <table:table-cell office:value-type="float" office:value="55221" table:style-name="ce8">
            <text:p>55221</text:p>
          </table:table-cell>
          <table:table-cell office:value-type="string" table:style-name="ce9">
            <text:p>DISEÑO INDUSTRIAL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DERECHO</text:p>
          </table:table-cell>
          <table:table-cell office:value-type="float" office:value="55238" table:style-name="ce8">
            <text:p>55238</text:p>
          </table:table-cell>
          <table:table-cell office:value-type="string" table:style-name="ce9">
            <text:p>DERECHO/PROCURADOR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PROCURADOR</text:p>
          </table:table-cell>
          <table:table-cell office:value-type="float" office:value="55238" table:style-name="ce8">
            <text:p>55238</text:p>
          </table:table-cell>
          <table:table-cell office:value-type="string" table:style-name="ce9">
            <text:p>DERECHO/PROCURADOR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ANALISTA DE SISTEMAS</text:p>
          </table:table-cell>
          <table:table-cell office:value-type="float" office:value="55248" table:style-name="ce8">
            <text:p>55248</text:p>
          </table:table-cell>
          <table:table-cell office:value-type="string" table:style-name="ce9">
            <text:p>INFORMATIC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DISEÑO MULTIMEDIA</text:p>
          </table:table-cell>
          <table:table-cell office:value-type="float" office:value="55248" table:style-name="ce8">
            <text:p>55248</text:p>
          </table:table-cell>
          <table:table-cell office:value-type="string" table:style-name="ce9">
            <text:p>INFORMATIC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INFORMATICA</text:p>
          </table:table-cell>
          <table:table-cell office:value-type="float" office:value="55248" table:style-name="ce8">
            <text:p>55248</text:p>
          </table:table-cell>
          <table:table-cell office:value-type="string" table:style-name="ce9">
            <text:p>INFORMATIC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INGENIERÍA EN SISTEMAS</text:p>
          </table:table-cell>
          <table:table-cell office:value-type="float" office:value="55248" table:style-name="ce8">
            <text:p>55248</text:p>
          </table:table-cell>
          <table:table-cell office:value-type="string" table:style-name="ce9">
            <text:p>INFORMATIC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LIC. SISTEMAS</text:p>
          </table:table-cell>
          <table:table-cell office:value-type="float" office:value="55248" table:style-name="ce8">
            <text:p>55248</text:p>
          </table:table-cell>
          <table:table-cell office:value-type="string" table:style-name="ce9">
            <text:p>INFORMATICA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MARKETING</text:p>
          </table:table-cell>
          <table:table-cell office:value-type="float" office:value="55334" table:style-name="ce8">
            <text:p>55334</text:p>
          </table:table-cell>
          <table:table-cell office:value-type="string" table:style-name="ce7">
            <text:p>MARKETING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DISEÑO GRAFICO</text:p>
          </table:table-cell>
          <table:table-cell office:value-type="float" office:value="55348" table:style-name="ce8">
            <text:p>55348</text:p>
          </table:table-cell>
          <table:table-cell office:value-type="string" table:style-name="ce7">
            <text:p>DISEÑO GRAFICO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TEC AGROPECUARIO</text:p>
          </table:table-cell>
          <table:table-cell office:value-type="float" office:value="55362" table:style-name="ce8">
            <text:p>55362</text:p>
          </table:table-cell>
          <table:table-cell office:value-type="string" table:style-name="ce9">
            <text:p>TEC AGROPECUARIO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RECREACION</text:p>
          </table:table-cell>
          <table:table-cell office:value-type="float" office:value="55381" table:style-name="ce8">
            <text:p>55381</text:p>
          </table:table-cell>
          <table:table-cell office:value-type="string" table:style-name="ce9">
            <text:p>RECREACION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IGNORADO</text:p>
          </table:table-cell>
          <table:table-cell office:value-type="float" office:value="55999" table:style-name="ce8">
            <text:p>55999</text:p>
          </table:table-cell>
          <table:table-cell office:value-type="string" table:style-name="ce7">
            <text:p>IGNORADO</text:p>
          </table:table-cell>
          <table:table-cell table:number-columns-repeated="16381"/>
        </table:table-row>
        <table:table-row table:style-name="ro1">
          <table:table-cell table:number-columns-repeated="1025" table:style-name="ce2"/>
          <table:table-cell table:number-columns-repeated="15359"/>
        </table:table-row>
        <table:table-row table:number-rows-repeated="1048442" table:style-name="ro2">
          <table:table-cell table:number-columns-repeated="16384"/>
        </table:table-row>
      </table:table>
      <table:table table:name="Sheet2" table:style-name="ta2"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3">
            <text:p>CARRERA</text:p>
          </table:table-cell>
          <table:table-cell office:value-type="string" table:style-name="ce3">
            <text:p>CÓDIGO</text:p>
          </table:table-cell>
          <table:table-cell office:value-type="string" table:style-name="ce3">
            <text:p>AGRUPAMIENTO</text:p>
          </table:table-cell>
          <table:table-cell table:number-columns-repeated="16381"/>
        </table:table-row>
        <table:table-row table:number-rows-repeated="3" table:style-name="ro1">
          <table:table-cell table:number-columns-repeated="2" table:style-name="ce1"/>
          <table:table-cell office:value-type="string" table:style-name="ce4">
            <text:p>ELECTRONICA/OPTICA/OTROS</text:p>
          </table:table-cell>
          <table:table-cell table:number-columns-repeated="16381"/>
        </table:table-row>
        <table:table-row table:number-rows-repeated="3" table:style-name="ro1">
          <table:table-cell table:number-columns-repeated="2" table:style-name="ce1"/>
          <table:table-cell office:value-type="string" table:style-name="ce1">
            <text:p>EDUCACIÓN</text:p>
          </table:table-cell>
          <table:table-cell table:number-columns-repeated="16381"/>
        </table:table-row>
        <table:table-row table:number-rows-repeated="5" table:style-name="ro1">
          <table:table-cell table:number-columns-repeated="2" table:style-name="ce1"/>
          <table:table-cell office:value-type="string" table:style-name="ce5">
            <text:p>ARTE</text:p>
          </table:table-cell>
          <table:table-cell table:number-columns-repeated="16381"/>
        </table:table-row>
        <table:table-row table:number-rows-repeated="4" table:style-name="ro1">
          <table:table-cell table:number-columns-repeated="2" table:style-name="ce1"/>
          <table:table-cell office:value-type="string" table:style-name="ce5">
            <text:p>HUMANIDADES</text:p>
          </table:table-cell>
          <table:table-cell table:number-columns-repeated="16381"/>
        </table:table-row>
        <table:table-row table:number-rows-repeated="4" table:style-name="ro1">
          <table:table-cell table:number-columns-repeated="2"/>
          <table:table-cell office:value-type="string" table:style-name="ce5">
            <text:p>HUMANIDADES</text:p>
          </table:table-cell>
          <table:table-cell table:number-columns-repeated="16381"/>
        </table:table-row>
        <table:table-row table:number-rows-repeated="7" table:style-name="ro1">
          <table:table-cell table:number-columns-repeated="2"/>
          <table:table-cell office:value-type="string" table:style-name="ce5">
            <text:p>CIENCIAS HUMANAS</text:p>
          </table:table-cell>
          <table:table-cell table:number-columns-repeated="16381"/>
        </table:table-row>
        <table:table-row table:number-rows-repeated="4" table:style-name="ro1">
          <table:table-cell table:number-columns-repeated="2"/>
          <table:table-cell office:value-type="string" table:style-name="ce5">
            <text:p>COMUNICACION</text:p>
          </table:table-cell>
          <table:table-cell table:number-columns-repeated="16381"/>
        </table:table-row>
        <table:table-row table:number-rows-repeated="17" table:style-name="ro1">
          <table:table-cell table:number-columns-repeated="2"/>
          <table:table-cell office:value-type="string" table:style-name="ce5">
            <text:p>ADMINISTRACION</text:p>
          </table:table-cell>
          <table:table-cell table:number-columns-repeated="16381"/>
        </table:table-row>
        <table:table-row table:number-rows-repeated="4" table:style-name="ro1">
          <table:table-cell table:number-columns-repeated="2"/>
          <table:table-cell office:value-type="string" table:style-name="ce5">
            <text:p>ABOGACIA Y NOTARIADO</text:p>
          </table:table-cell>
          <table:table-cell table:number-columns-repeated="16381"/>
        </table:table-row>
        <table:table-row table:number-rows-repeated="2" table:style-name="ro1">
          <table:table-cell table:number-columns-repeated="2"/>
          <table:table-cell office:value-type="string" table:style-name="ce5">
            <text:p>ANTROPOLOGIA</text:p>
          </table:table-cell>
          <table:table-cell table:number-columns-repeated="16381"/>
        </table:table-row>
        <table:table-row table:number-rows-repeated="15" table:style-name="ro1">
          <table:table-cell table:number-columns-repeated="2"/>
          <table:table-cell office:value-type="string" table:style-name="ce5">
            <text:p>CIENCIAS</text:p>
          </table:table-cell>
          <table:table-cell table:number-columns-repeated="16381"/>
        </table:table-row>
        <table:table-row table:number-rows-repeated="2" table:style-name="ro1">
          <table:table-cell table:number-columns-repeated="2"/>
          <table:table-cell office:value-type="string" table:style-name="ce4">
            <text:p>ESTADISTICA/LIC MATEMATICA</text:p>
          </table:table-cell>
          <table:table-cell table:number-columns-repeated="16381"/>
        </table:table-row>
        <table:table-row table:number-rows-repeated="9" table:style-name="ro1">
          <table:table-cell table:number-columns-repeated="2"/>
          <table:table-cell office:value-type="string" table:style-name="ce5">
            <text:p>INGENIERI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4">
            <text:p>DISEÑO TEXTIL - INDUMENTARIA</text:p>
          </table:table-cell>
          <table:table-cell table:number-columns-repeated="16381"/>
        </table:table-row>
        <table:table-row table:number-rows-repeated="3" table:style-name="ro1">
          <table:table-cell table:number-columns-repeated="2"/>
          <table:table-cell office:value-type="string" table:style-name="ce5">
            <text:p>ARQUITECTURA</text:p>
          </table:table-cell>
          <table:table-cell table:number-columns-repeated="16381"/>
        </table:table-row>
        <table:table-row table:number-rows-repeated="3" table:style-name="ro1">
          <table:table-cell table:number-columns-repeated="2"/>
          <table:table-cell office:value-type="string" table:style-name="ce5">
            <text:p>AGRONOMI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VETERINARIA</text:p>
          </table:table-cell>
          <table:table-cell table:number-columns-repeated="16381"/>
        </table:table-row>
        <table:table-row table:number-rows-repeated="27" table:style-name="ro1">
          <table:table-cell table:number-columns-repeated="2"/>
          <table:table-cell office:value-type="string" table:style-name="ce5">
            <text:p>MEDICIN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5">
            <text:p>TRABAJO SOCIAL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5">
            <text:p>TURISMO Y HOTELERIA</text:p>
          </table:table-cell>
          <table:table-cell table:number-columns-repeated="16381"/>
        </table:table-row>
        <table:table-row table:number-rows-repeated="3" table:style-name="ro1">
          <table:table-cell table:number-columns-repeated="2"/>
          <table:table-cell office:value-type="string" table:style-name="ce5">
            <text:p>SEGURIDAD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5">
            <text:p>DISEÑO INDUSTRIAL</text:p>
          </table:table-cell>
          <table:table-cell table:number-columns-repeated="16381"/>
        </table:table-row>
        <table:table-row table:number-rows-repeated="2" table:style-name="ro1">
          <table:table-cell table:number-columns-repeated="2"/>
          <table:table-cell office:value-type="string" table:style-name="ce5">
            <text:p>DERECHO/PROCURADOR</text:p>
          </table:table-cell>
          <table:table-cell table:number-columns-repeated="16381"/>
        </table:table-row>
        <table:table-row table:number-rows-repeated="5" table:style-name="ro1">
          <table:table-cell table:number-columns-repeated="2"/>
          <table:table-cell office:value-type="string" table:style-name="ce5">
            <text:p>INFORMATICA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5">
            <text:p>TEC AGROPECUARIO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5">
            <text:p>RECREACION</text:p>
          </table:table-cell>
          <table:table-cell table:number-columns-repeated="16381"/>
        </table:table-row>
        <table:table-row table:number-rows-repeated="1048444" table:style-name="ro1">
          <table:table-cell table:number-columns-repeated="16384"/>
        </table:table-row>
      </table:table>
      <table:table table:name="Sheet3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  <style:font-face style:name="Arial1" svg:font-family="Arial1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GABIT01</meta:initial-creator>
    <dc:creator>JGABIT01</dc:creator>
    <meta:creation-date>2014-06-10T22:02:11Z</meta:creation-date>
    <dc:date>2014-06-11T14:32:07Z</dc:date>
    <meta:editing-cycles>1</meta:editing-cycles>
    <meta:editing-duration>PT0S</meta:editing-duration>
  </office:meta>
</office:document-meta>
</file>